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1" svg:font-family="'Liberation Sans'" style:font-pitch="variable"/>
    <style:font-face style:name="Roboto1" svg:font-family="Roboto" style:font-adornments="Black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Courier New2" svg:font-family="'Courier New'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Roboto Condensed4" svg:font-family="'Roboto Condense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4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986cm" fo:min-width="5.292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3.256cm" fo:min-width="7.578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3.764cm" fo:min-width="10.626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="Arrowheads_20_4" draw:marker-start-width="0.406cm" draw:marker-end-width="0.356cm" draw:fill="solid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color="#000000" draw:fill-color="#ffffd7" draw:textarea-horizontal-align="justify" draw:textarea-vertical-align="middle" draw:auto-grow-height="false" fo:min-height="2.291cm" fo:min-width="8.137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7cm"/>
      <style:paragraph-properties style:writing-mode="lr-tb"/>
    </style:style>
    <style:style style:name="gr9" style:family="graphic" style:parent-style-name="objectwithoutfill">
      <style:graphic-properties svg:stroke-width="0.102cm" svg:stroke-color="#00a933" draw:marker-start-width="0.352cm" draw:marker-end="Arrowheads_20_1" draw:marker-end-width="0.452cm" draw:fill="solid" draw:fill-color="#00a933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4.748cm" style:use-optimal-column-width="false"/>
    </style:style>
    <style:style style:name="co2" style:family="table-column">
      <style:table-column-properties style:column-width="8.733cm" style:use-optimal-column-width="false"/>
    </style:style>
    <style:style style:name="co3" style:family="table-column">
      <style:table-column-properties style:column-width="7.913cm" style:use-optimal-column-width="false"/>
    </style:style>
    <style:style style:name="co4" style:family="table-column">
      <style:table-column-properties style:column-width="4.36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style:font-name="Roboto Condensed3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3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style:text-properties style:font-name="Roboto Condensed3" fo:font-size="12pt" style:font-size-asian="12pt" style:font-size-complex="12pt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36cm" fo:margin-bottom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Roboto Condensed3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3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text-properties style:font-name="Roboto Condensed3"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style:font-name="Courier New" fo:font-size="18pt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loext:graphic-properties draw:fill-color="#ffffff"/>
      <style:paragraph-properties fo:text-align="center" style:writing-mode="lr-tb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d7"/>
      <style:paragraph-properties fo:text-align="center" style:writing-mode="lr-tb"/>
    </style:style>
    <style:style style:name="P19" style:family="paragraph">
      <style:paragraph-properties fo:margin-left="0cm" fo:margin-right="0cm" fo:margin-top="0.437cm" fo:margin-bottom="0cm" fo:text-indent="0cm"/>
    </style:style>
    <style:style style:name="P20" style:family="paragraph">
      <style:paragraph-properties fo:margin-left="0cm" fo:margin-right="0cm" fo:margin-top="0.399cm" fo:margin-bottom="0cm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22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8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Roboto Condensed3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3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font-name="Roboto Condensed3" fo:font-size="12pt" style:font-size-asian="12pt" style:font-size-complex="12pt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fo:font-size="12pt"/>
    </style:style>
    <style:style style:name="T13" style:family="text">
      <style:text-properties fo:color="#b2b2b2" loext:opacity="100%" fo:font-size="12pt" fo:font-style="italic" fo:background-color="#ffd8ce" style:font-style-asian="italic" style:font-style-complex="italic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c9211e" loext:opacity="100%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font-name="FreeMono2" fo:font-size="22pt" style:font-size-asian="22pt" style:font-size-complex="22pt"/>
    </style:style>
    <style:style style:name="T22" style:family="text">
      <style:text-properties style:font-name="FreeMono2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2.19cm" svg:x="1.399cm" svg:y="0.627cm" presentation:class="subtitle">
          <draw:text-box>
            <text:p><text:span text:style-name="T1">A FHIR IG Tool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The Tool Chai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Access database</text:p>
                <text:list>
                  <text:list-item>
                    <text:p>Input for script</text:p>
                    <text:list>
                      <text:list-item>
                        <text:p>FHIR specs, IG parameters, StructDef (Profiles and Extensions) parameters (mappings), ConceptMaps, ValueSets</text:p>
                      </text:list-item>
                    </text:list>
                  </text:list-item>
                </text:list>
              </text:list-item>
              <text:list-item>
                <text:p>Script</text:p>
                <text:list>
                  <text:list-item>
                    <text:p>Takes input and generated actual FHIR DSTU 2 StructureDefinition, ConceptMap, ValueSet and ImplementationGuide parts that is input for the next step</text:p>
                  </text:list-item>
                </text:list>
              </text:list-item>
              <text:list-item>
                <text:p>IG Publisher</text:p>
                <text:list>
                  <text:list-item>
                    <text:p>Takes the output from step 2 and generates the IG 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ystem pre-reqs → Docker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ccess – some access version that can export a table as XML</text:p>
              </text:list-item>
              <text:list-item>
                <text:p>Script – node.js</text:p>
                <text:list>
                  <text:list-item>
                    <text:p>+ Git checkout...</text:p>
                  </text:list-item>
                </text:list>
              </text:list-item>
              <text:list-item>
                <text:p>IG Publisher</text:p>
                <text:list>
                  <text:list-item>
                    <text:p>Se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user-transformed="true">
          <draw:text-box>
            <text:p><text:span text:style-name="T2">Access req’d tables (exported as XML) input for Script</text:span>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4"><text:span text:style-name="T3">fhirProperties-core - for type info and existing attributes of resources </text:span>(COLUMNS: type, <text:span text:style-name="T4">scope(only core)</text:span>, resource, field)</text:p>
                <text:list>
                  <text:list-item>
                    <text:p>Now generated from the official FHIR STU3 definitions.xml.zip!</text:p>
                  </text:list-item>
                </text:list>
              </text:list-item>
              <text:list-item>
                <text:p text:style-name="P5"><text:span text:style-name="T3">lookup – for groups and descriptions (</text:span>COLUMNS: id, label, desc)</text:p>
                <text:list>
                  <text:list-item>
                    <text:p>Here is the info for the Artifact Groups and for Descriptions of the Groups (Coversheet Area) and Profiles in the <text:span text:style-name="T5">ImplementationGuide</text:span><text:span text:style-name="T4"> instance</text:span></text:p>
                  </text:list-item>
                </text:list>
              </text:list-item>
              <text:list-item>
                <text:p text:style-name="P4"><text:span text:style-name="T3">fhirProperties – for type info of the used extensions (</text:span>COLUMNS: type, <text:span text:style-name="T4">scope(not core)</text:span>, resource, field, extensionUri, textKey)</text:p>
              </text:list-item>
              <text:list-item>
                <text:p><text:span text:style-name="T3">VistA_FHIR_Map – for mappings and extensions (</text:span>COLUMNS: ID1, area, profile, path, STU3Resource, STU3Map, description, File Name, Field Name, Data Elements)</text:p>
                <text:list>
                  <text:list-item>
                    <text:p>This is the core of the input. Here is the info that will populate the <text:span text:style-name="T5">StructureDefinition</text:span><text:span text:style-name="T4"> resource instances</text:span> for Profiles and Extensions elements.</text:p>
                  </text:list-item>
                </text:list>
              </text:list-item>
              <text:list-item>
                <text:p text:style-name="P6">ValueSetMembership – <text:span text:style-name="T6">N.B. Query version</text:span></text:p>
                <text:list>
                  <text:list-item>
                    <text:p>This content will result in a <text:span text:style-name="T5">ValueSet</text:span><text:span text:style-name="T4"> resource instance</text:span></text:p>
                  </text:list-item>
                </text:list>
              </text:list-item>
              <text:list-item>
                <text:p text:style-name="P4"><text:span text:style-name="T3">ConceptMap (</text:span>COLUMNS: ID1, conceptMapName, sourceSystem, targetSystem, sourceCode, targetCode, match, sourceLabel)</text:p>
                <text:list>
                  <text:list-item>
                    <text:p>This content will result in <text:span text:style-name="T5">ConceptMap</text:span><text:span text:style-name="T4"> resource inst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3" draw:layer="layout" svg:width="25.191cm" svg:height="2.629cm" svg:x="1.399cm" svg:y="-0.073cm" presentation:class="title" presentation:user-transformed="true">
          <draw:text-box>
            <text:p text:style-name="P8"><text:span text:style-name="T2">Access req’d tables (exported as XML) input for Script</text:span></text:p>
          </draw:text-box>
        </draw:frame>
        <draw:frame draw:style-name="standard" draw:layer="layout" svg:width="25.761cm" svg:height="11.329cm" svg:x="1.299cm" svg:y="2.4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7">Acces table / XML export</text:span></text:p>
              </table:table-cell>
              <table:table-cell>
                <text:p text:style-name="P9"><text:span text:style-name="T7">Description</text:span></text:p>
              </table:table-cell>
              <table:table-cell>
                <text:p text:style-name="P9"><text:span text:style-name="T7">COLUMNS</text:span></text:p>
              </table:table-cell>
              <table:table-cell table:style-name="ce2">
                <text:p text:style-name="P10"><text:span text:style-name="T8">Resourc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-core</text:span></text:p>
              </table:table-cell>
              <table:table-cell>
                <text:p text:style-name="P11"><text:span text:style-name="T9">For type info and existing attributes of resources.</text:span></text:p>
                <text:p text:style-name="P11"><text:span text:style-name="T9">Now generated from the official FHIR STU3 definitions.xml.zip!</text:span></text:p>
              </table:table-cell>
              <table:table-cell>
                <text:p text:style-name="P11"><text:span text:style-name="T9">type, scope(only core), resource, field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lookup</text:span></text:p>
              </table:table-cell>
              <table:table-cell>
                <text:p text:style-name="P11"><text:span text:style-name="T9">Here is the info for the Artifact Groups and for Descriptions of the Groups (Coversheet Area) and Profiles</text:span></text:p>
              </table:table-cell>
              <table:table-cell>
                <text:p text:style-name="P11"><text:span text:style-name="T9">id, label, desc</text:span></text:p>
              </table:table-cell>
              <table:table-cell>
                <text:p text:style-name="P11"><text:span text:style-name="T9">ImplementationGuid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</text:span></text:p>
              </table:table-cell>
              <table:table-cell>
                <text:p text:style-name="P11"><text:span text:style-name="T9">For type info and uri of the used extensions</text:span></text:p>
              </table:table-cell>
              <table:table-cell>
                <text:p text:style-name="P11"><text:span text:style-name="T9">type, scope(not core), resource, field, extensionUri, textKey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Vista_FHIR_Map</text:span></text:p>
              </table:table-cell>
              <table:table-cell>
                <text:p text:style-name="P11"><text:span text:style-name="T9">For mappings and extensions. </text:span></text:p>
                <text:p text:style-name="P11"><text:span text:style-name="T9">This is the core of the input</text:span></text:p>
              </table:table-cell>
              <table:table-cell>
                <text:p text:style-name="P11"><text:span text:style-name="T9">ID1, area, profile, path, STU3Resource, STU3Map, description, File Name, Field Name, Data Elements</text:span></text:p>
              </table:table-cell>
              <table:table-cell>
                <text:p text:style-name="P11"><text:span text:style-name="T9">StructureDefinitio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ConceptMap</text:span></text:p>
              </table:table-cell>
              <table:table-cell/>
              <table:table-cell>
                <text:p text:style-name="P11"><text:span text:style-name="T9">ID1, conceptMapName, sourceSystem, targetSystem, sourceCode, targetCode, match, sourceLabel</text:span></text:p>
              </table:table-cell>
              <table:table-cell>
                <text:p text:style-name="P11"><text:span text:style-name="T9">ConceptMap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9">ValueSetMembership</text:span></text:p>
              </table:table-cell>
              <table:table-cell>
                <text:p text:style-name="P11"><text:span text:style-name="T9">For ValueSets and binding of elements to VS</text:span></text:p>
              </table:table-cell>
              <table:table-cell>
                <text:p text:style-name="P11"><text:span text:style-name="T9">valueSetName, code, display, ID, valueSetID</text:span></text:p>
              </table:table-cell>
              <table:table-cell>
                <text:p text:style-name="P11"><text:span text:style-name="T9">ValueS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5.987cm" svg:height="2.385cm" svg:x="1.27cm" svg:y="14.125cm">
          <draw:text-box draw:corner-radius="7.291cm">
            <text:p><text:span text:style-name="T10">SELECT ValueSet.valueSetName, Values.code, Values.display, ValueSet.ID as valueSetID</text:span></text:p>
            <text:p><text:span text:style-name="T10">FROM (valueSetEnumeration INNER JOIN [Values] ON valueSetEnumeration.codevalue = Values.pkey) INNER JOIN ValueSet ON valueSetEnumeration.valueSet = ValueSet.I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3" draw:layer="layout" svg:width="25.191cm" svg:height="2.629cm" svg:x="1.399cm" svg:y="0.627cm" presentation:class="title" presentation:user-transformed="true">
          <draw:text-box>
            <text:p>STU3Map special cases</text:p>
          </draw:text-box>
        </draw:frame>
        <draw:frame presentation:style-name="pr6" draw:text-style-name="P3" draw:layer="layout" svg:width="25.191cm" svg:height="9.133cm" svg:x="1.399cm" svg:y="3.684cm" presentation:class="outline">
          <draw:text-box>
            <text:list text:style-name="L2">
              <text:list-item>
                <text:p>&lt;path&gt;.extension.&lt;extname&gt;</text:p>
              </text:list-item>
              <text:list-item>
                <text:p>&lt;element of type reference&gt;.targetProfile = &lt;uri of profile&gt;</text:p>
                <text:list>
                  <text:list-item>
                    <text:p>N.B. you can presently only set 1 target profile, as opposed to FHIR 0..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>
        <draw:custom-shape draw:style-name="gr3" draw:text-style-name="P14" draw:layer="layout" svg:width="5.842cm" svg:height="2.286cm" svg:x="3.048cm" svg:y="4.064cm">
          <text:p text:style-name="P13"><text:span text:style-name="T11">Provenance Resource</text:span></text:p>
          <text:p text:style-name="P13"><text:span text:style-name="T12"/></text:p>
          <text:p text:style-name="P13"><text:span text:style-name="T12">agent.whoRefer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8.128cm" svg:height="3.556cm" svg:x="2.54cm" svg:y="9.652cm">
          <text:p text:style-name="P13"><text:span text:style-name="T11">signatureMode.coding.code Extension</text:span></text:p>
          <text:p text:style-name="P13"><text:span text:style-name="T12"/></text:p>
          <text:p text:style-name="P13"><text:span text:style-name="T12">valueCoding/type=Coding</text:span></text:p>
          <text:p text:style-name="P13"><text:span text:style-name="T12"/></text:p>
          <text:p text:style-name="P13"><text:span text:style-name="T12">{ path: valueCoding.code.system</text:span><text:span text:style-name="T12"><text:line-break/></text:span><text:span text:style-name="T12">fixedUri = “uri” }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1.176cm" svg:height="4.064cm" svg:x="13.462cm" svg:y="4.572cm">
          <text:p text:style-name="P13"><text:span text:style-name="T11">VAProgressNoteSignature Profile</text:span></text:p>
          <text:p text:style-name="P13"><text:span text:style-name="T12"/></text:p>
          <text:p text:style-name="P13"><text:span text:style-name="T12">agent.whoReference.extension[signatureMode.coding.code]</text:span></text:p>
          <text:p text:style-name="P13"><text:span text:style-name="T12"/></text:p>
          <text:p text:style-name="P15"><text:span text:style-name="T13">agent.whoReference.extension[signatureMode.coding.code]</text:span></text:p>
          <text:p text:style-name="P15"><text:span text:style-name="T13">.valueCoding.system=someuri</text:span></text:p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1cm" svg:height="2.629cm" svg:x="1.399cm" svg:y="0.627cm" presentation:class="title" presentation:user-transformed="true">
          <draw:text-box>
            <text:p><text:span text:style-name="T14">Set Fixed values in Extension in Profile – How??</text:span></text:p>
          </draw:text-box>
        </draw:frame>
        <draw:line draw:style-name="gr6" draw:text-style-name="P16" draw:layer="layout" svg:x1="8.89cm" svg:y1="4.826cm" svg:x2="13.462cm" svg:y2="5.334cm">
          <text:p/>
        </draw:line>
        <draw:line draw:style-name="gr6" draw:text-style-name="P16" draw:layer="layout" svg:x1="9.652cm" svg:y1="9.652cm" svg:x2="13.462cm" svg:y2="7.112cm">
          <text:p/>
        </draw:line>
        <draw:custom-shape draw:style-name="gr7" draw:text-style-name="P18" draw:layer="layout" svg:width="8.636cm" svg:height="2.54cm" svg:x="12.7cm" svg:y="9.906cm">
          <text:p text:style-name="P17">Should not the fixed value be in the Extension?</text:p>
          <text:p text:style-name="P17">Is this fixed value always this then <text:span text:style-name="T15">yes</text:span>.</text:p>
          <draw:enhanced-geometry svg:viewBox="0 0 21600 21600" draw:glue-points="10800 0 0 10800 10800 21600 21600 10800 ?f40 ?f41" draw:text-areas="0 0 21600 21600" draw:type="rectangular-callout" draw:modifiers="-3103.57763112192 -12759.3860684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The <text:span text:style-name="T16">Script</text:span> does some checking and generates messages on issues</text:p>
              </text:list-item>
              <text:list-item>
                <text:p>The <text:span text:style-name="T16">IG Publisher</text:span> does more checking and generates issues when running and generates a QA report with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tep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port the named tables as XML, n.b. filenames are fixed for the script</text:p>
              </text:list-item>
              <text:list-item>
                <text:p>Place them in the script/input folder</text:p>
              </text:list-item>
              <text:list-item>
                <text:p>Run the script/vfm2sd.js</text:p>
              </text:list-item>
              <text:list-item>
                <text:p><text:span text:style-name="T17">Run the IG Publisher</text:span></text:p>
              </text:list-item>
              <text:list-item>
                <text:p><text:span text:style-name="T17">Publish the 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 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3 levels, WARN, INFO and ERROR</text:p>
              </text:list-item>
              <text:list-item>
                <text:p>INFO is just fyi</text:p>
              </text:list-item>
              <text:list-item>
                <text:p>WARN are possible issues, may cause problems in IG</text:p>
              </text:list-item>
              <text:list-item>
                <text:p>ERROR are issues that will cause problems and are ignored, look here if you miss content in the IG</text:p>
              </text:list-item>
              <text:list-item>
                <text:p><text:span text:style-name="T4">N.B. All messages always start with associated ID1 of the VistA_FHIR_Map ro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WARN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${profileId} DUPLICATE fixed value '${fixedElementPath}'</text:p>
                <text:list>
                  <text:list-item>
                    <text:p>There are &gt;1 fixed values specified for an attribute. <text:line-break/>*** <text:span text:style-name="T4">Is this supposed to be a valueset?</text:span></text:p>
                  </text:list-item>
                </text:list>
              </text:list-item>
              <text:list-item>
                <text:p>${profileId} AUTO &lt;type&gt; '${extraElementPath}'</text:p>
                <text:list>
                  <text:list-item>
                    <text:p>...</text:p>
                  </text:list-item>
                </text:list>
              </text:list-item>
              <text:list-item>
                <text:p>no mappings found in ${profileId}; no profile written</text:p>
                <text:list>
                  <text:list-item>
                    <text:p>Profile is defined, but there are no mappings?</text:p>
                  </text:list-item>
                </text:list>
              </text:list-item>
              <text:list-item>
                <text:p>fixedElementPath '${fixedElementPath}' is a non existing path? No info on type, default to String</text:p>
                <text:list>
                  <text:list-item>
                    <text:p>This path is missing from fhirProperties.xml input file or really invalid.</text:p>
                  </text:list-item>
                </text:list>
              </text:list-item>
              <text:list-item>
                <text:p text:style-name="P19">${profileId} IGNORE invalid fixed value format: '${propline}'</text:p>
                <text:list>
                  <text:list-item>
                    <text:p>Fixed value line format is “&lt;full primitive attribute path&gt;=&lt;value&gt;”</text:p>
                  </text:list-item>
                </text:list>
              </text:list-item>
              <text:list-item>
                <text:p>ConceptMap '${name}' row without target mapping ignored</text:p>
                <text:list>
                  <text:list-item>
                    <text:p>Concept mappings need a source and a tar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ERROR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issing path | missing field name | missing resource name | missing property name</text:p>
                <text:list>
                  <text:list-item>
                    <text:p>The VistA_FHIR_Map row misses some required field values</text:p>
                  </text:list-item>
                </text:list>
              </text:list-item>
              <text:list-item>
                <text:p>resourceName '${resourceName}' not an existing resource</text:p>
                <text:list>
                  <text:list-item>
                    <text:p>There is a list of expected resource names in the script and this one is not on it.</text:p>
                  </text:list-item>
                </text:list>
              </text:list-item>
              <text:list-item>
                <text:p>resourceName '${resourceName}' is different from constrainedType '${sd.constrainedType}'?</text:p>
                <text:list>
                  <text:list-item>
                    <text:p>Resource Name of this mapping line is different from the first mapping line. Profiles can only constrain 1 Resource Type.</text:p>
                  </text:list-item>
                </text:list>
              </text:list-item>
              <text:list-item>
                <text:p>elementPath '${elementPath}' not a valid path | fixedElementPath '${fixedElementPath}' not a valid path</text:p>
                <text:list>
                  <text:list-item>
                    <text:p>Check the path. Each segment (between the dots) should start with a letter followed by letters, numbers, minus.</text:p>
                  </text:list-item>
                </text:list>
              </text:list-item>
              <text:list-item>
                <text:p>fixedElementPath '${fixedElementPath}' cannot set fixed value for non primitive type ${fixedType}</text:p>
                <text:list>
                  <text:list-item>
                    <text:p>Fixed values are only possible for primitive types. It the path a full primitive attribute path?</text:p>
                  </text:list-item>
                </text:list>
              </text:list-item>
              <text:list-item>
                <text:p>${profileId} type[x] missing for '${elementPath}' | expect type specified '${elementPath}'</text:p>
                <text:list>
                  <text:list-item>
                    <text:p>This is a [x] path and for profiles the type must be specified.</text:p>
                  </text:list-item>
                </text:list>
              </text:list-item>
              <text:list-item>
                <text:p text:style-name="P19">extname "${extname}" not a valid FHIR id | profileId '${profileId}' not a valid FHIR id | ValueSet '${name}' not a valid FHIR id | ConceptMap '${name}' not a valid FHIR id</text:p>
                <text:list>
                  <text:list-item>
                    <text:p>Check the name, must be a letters, numbers, minus, or dot, spaces are not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Script: https://github.com/mvdzel/vha-ampl-fhir-ig</text:p>
              </text:list-item>
              <text:list-item>
                <text:p>IG Publisher:</text:p>
                <text:list>
                  <text:list-item>
                    <text:p>https://github.com/FHIR/latest-ig-publisher</text:p>
                  </text:list-item>
                  <text:list-item>
                    <text:p>https://confluence.hl7.org/display/FHIR/IG+Publisher+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Extension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e Extensions</text:p>
              </text:list-item>
              <text:list-item>
                <text:p>External Extensions</text:p>
                <text:list>
                  <text:list-item>
                    <text:p>and R4 / R5 pre-adoptions</text:p>
                  </text:list-item>
                </text:list>
              </text:list-item>
              <text:list-item>
                <text:p><text:span text:style-name="T18">TODO Complex Extensions</text:span></text:p>
              </text:list-item>
              <text:list-item>
                <text:p><text:span text:style-name="T18">Q: Extensions in their own file or internal in a Profile?</text:span></text:p>
                <text:list>
                  <text:list-item>
                    <text:p><text:span text:style-name="T18">Condition:dueTo = internal because not used elsewhere</text:span></text:p>
                  </text:list-item>
                  <text:list-item>
                    <text:p text:style-name="P20"><text:span text:style-name="T18">Example: https://simplifier.net/packages/nictiz.fhir.nl.stu3.zib2017/2.0.0/files/145756/~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imple Extensio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fhir_Properties</text:p>
                <text:list>
                  <text:list-item>
                    <text:p>Extension <text:span text:style-name="T4">type</text:span> and <text:span text:style-name="T4">url </text:span>based on extension name</text:p>
                  </text:list-item>
                  <text:list-item>
                    <text:p>If url is external then extension is not created</text:p>
                  </text:list-item>
                  <text:list-item>
                    <text:p>Internal extension url = “http://va.gov/…” that does create an extension</text:p>
                  </text:list-item>
                </text:list>
              </text:list-item>
              <text:list-item>
                <text:p>Vista_FHIR_Map @STU3Map</text:p>
                <text:list>
                  <text:list-item>
                    <text:p>performer.extension.[extname]</text:p>
                  </text:list-item>
                  <text:list-item>
                    <text:p><text:span text:style-name="T18">TODO?? performer.extension.[extname]:[field] = [fixed value]</text:span></text:p>
                  </text:list-item>
                  <text:list-item>
                    <text:p><text:span text:style-name="T4">[extname] = key in fhir_Properties to find type and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placeholder="true">
          <draw:text-box/>
        </draw:frame>
        <draw:frame presentation:style-name="pr6" draw:text-style-name="P3" draw:layer="layout" svg:width="25.191cm" svg:height="9.133cm" svg:x="1.399cm" svg:y="3.684cm" presentation:class="outline">
          <draw:text-box>
            <text:list text:style-name="L2">
              <text:list-item>
                <text:p>Vista_FHIR_Map</text:p>
                <text:list>
                  <text:list-item>
                    <text:p>[element].extension.[extname].coding.code</text:p>
                  </text:list-item>
                  <text:list-item>
                    <text:p><text:span text:style-name="T19">[element].extension</text:span>.[extname].coding.system=http://va.gov/terminology/vistaDefinedTerms/55.01-108</text:p>
                  </text:list-item>
                </text:list>
              </text:list-item>
              <text:list-item>
                <text:p>Fhir Properties</text:p>
                <text:list>
                  <text:list-item>
                    <text:p><text:span text:style-name="T20">extension.url=http://va.gov/fhir/StructureDefinition/medicationrequest-medicationSchedule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Chained Profiles</text:p>
          </draw:text-box>
        </draw:frame>
        <draw:frame presentation:style-name="pr6" draw:text-style-name="P3" draw:layer="layout" svg:width="25.191cm" svg:height="9.133cm" svg:x="1.399cm" svg:y="3.684cm" presentation:class="outline">
          <draw:text-box>
            <text:list text:style-name="L2">
              <text:list-item>
                <text:p>Create dependent Profile</text:p>
              </text:list-item>
              <text:list-item>
                <text:p>Constrain the independent profile to use the dependent profile in its reference</text:p>
                <text:list>
                  <text:list-item>
                    <text:p>N.B. Special rule in script: using fixed value (Vista_FHIR_Map@STU3Map) for Reference type it means targetProfile! (“patient” = element with type Reference)</text:p>
                    <text:p><text:span text:style-name="T21">patient</text:span><text:span text:style-name="T21"><text:line-break/></text:span><text:span text:style-name="T21">patient.targetProfile=</text:span><text:span text:style-name="T21"><text:a xlink:href="http://fhir.nl/fhir/StructureDefinition/nl-core-patient" xlink:type="simple">http://fhir.nl/fhir/StructureDefinition/nl-core-patient</text:a></text:span><text:span text:style-name="T21"><text:line-break/></text:span><text:span text:style-name="T22">&lt;element of type reference&gt;.”targetProfile” = &lt;uri&gt;</text:span></text:p>
                  </text:list-item>
                  <text:list-item>
                    <text:p><text:span text:style-name="T23">Results in:</text:span><text:line-break/><text:span text:style-name="T21">&lt;element id="Immunization.patient"&gt;</text:span><text:span text:style-name="T21"><text:line-break/></text:span><text:span text:style-name="T21"> <text:s/>&lt;path value="Immunization.patient" /&gt;</text:span><text:span text:style-name="T21"><text:line-break/></text:span><text:span text:style-name="T21"> <text:s/>&lt;type&gt;</text:span><text:span text:style-name="T21"><text:line-break/></text:span><text:span text:style-name="T21"> <text:s text:c="3"/>&lt;code value="Reference" /&gt;</text:span><text:span text:style-name="T21"><text:line-break/></text:span><text:span text:style-name="T21"> <text:s text:c="3"/>&lt;targetProfile value="http://fhir.nl/fhir/StructureDefinition/nl-core-patient" /&gt;</text:span><text:span text:style-name="T21"><text:line-break/></text:span><text:span text:style-name="T21"> <text:s/>&lt;/type&gt;</text:span></text:p>
                  </text:list-item>
                </text:list>
              </text:list-item>
              <text:list-item>
                <text:p>E.g., US Allergy constrains ‘patient’ to US Core patient: <text:span text:style-name="T24">http://hl7.org/implement/standards/fhir/us/core/StructureDefinition-us-core-allergyintolerance.html</text:span> </text:p>
              </text:list-item>
            </text:list>
          </draw:text-box>
        </draw:frame>
        <draw:frame draw:style-name="gr8" draw:text-style-name="P21" draw:layer="layout" svg:width="5.842cm" svg:height="3.607cm" svg:x="0.762cm" svg:y="0.189cm">
          <draw:text-box>
            <text:p><text:span text:style-name="T25">How to specify in table 2 lines in STU3Map column</text:span></text:p>
            <text:p><text:span text:style-name="T25">or interpret!</text:span></text:p>
          </draw:text-box>
        </draw:frame>
        <draw:line draw:style-name="gr9" draw:text-style-name="P22" draw:layer="layout" svg:x1="1.778cm" svg:y1="3.048cm" svg:x2="3.048cm" svg:y2="7.112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1" svg:font-family="'Liberation Sans'" style:font-pitch="variable"/>
    <style:font-face style:name="Roboto1" svg:font-family="Roboto" style:font-adornments="Black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Courier New2" svg:font-family="'Courier New'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Roboto Condensed4" svg:font-family="'Roboto Condense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4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 Condensed2" fo:font-family="'Roboto Condensed'" style:font-style-name="Regular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Roboto Condensed2" fo:font-family="'Roboto Condensed'" style:font-style-name="Regular" style:font-pitch="variable" fo:font-size="1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2" fo:font-family="Roboto" style:font-style-name="Regular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Black" style:font-pitch="variable" fo:font-size="44pt" fo:font-style="normal" fo:text-shadow="none" style:text-underline-style="none" fo:font-weight="9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ichael van der Zel</meta:initial-creator>
    <meta:creation-date>2020-02-26T08:04:24.866280209</meta:creation-date>
    <dc:date>2021-01-22T15:39:24.940103215</dc:date>
    <dc:creator>Michael van der Zel</dc:creator>
    <meta:editing-duration>P14DT7H4M22S</meta:editing-duration>
    <meta:editing-cycles>85</meta:editing-cycles>
    <meta:generator>LibreOffice/7.0.4.2$Linux_X86_64 LibreOffice_project/dcf040e67528d9187c66b2379df5ea4407429775</meta:generator>
    <meta:document-statistic meta:object-count="96"/>
  </office:meta>
</office:document-meta>
</file>